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cm" fo:min-width="1.043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1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3.54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3.54cm" svg:x2="6.08cm" svg:y2="13.7cm">
          <text:p/>
        </draw:line>
        <draw:line draw:style-name="gr2" draw:text-style-name="P1" draw:layer="layout" svg:x1="8.58cm" svg:y1="3.54cm" svg:x2="8.58cm" svg:y2="13.7cm">
          <text:p/>
        </draw:line>
        <draw:line draw:style-name="gr2" draw:text-style-name="P1" draw:layer="layout" svg:x1="11.18cm" svg:y1="3.54cm" svg:x2="11.18cm" svg:y2="13.7cm">
          <text:p/>
        </draw:line>
        <draw:line draw:style-name="gr2" draw:text-style-name="P1" draw:layer="layout" svg:x1="3.5cm" svg:y1="8.65cm" svg:x2="13.66cm" svg:y2="8.591cm">
          <text:p/>
        </draw:line>
        <draw:line draw:style-name="gr2" draw:text-style-name="P1" draw:layer="layout" svg:x1="3.5cm" svg:y1="6.05cm" svg:x2="13.66cm" svg:y2="5.991cm">
          <text:p/>
        </draw:line>
        <draw:line draw:style-name="gr2" draw:text-style-name="P1" draw:layer="layout" svg:x1="3.5cm" svg:y1="11.15cm" svg:x2="13.66cm" svg:y2="11.091cm">
          <text:p/>
        </draw:line>
        <draw:frame draw:style-name="gr3" draw:text-style-name="P2" draw:layer="layout" svg:width="1.743cm" svg:height="2.84cm" svg:x="3.902cm" svg:y="11.195cm">
          <draw:text-box>
            <text:p text:style-name="P2"><text:span text:style-name="T1">0</text:span></text:p>
            <text:p text:style-name="P2"><text:span text:style-name="T1">+4</text:span></text:p>
            <text:p text:style-name="P2"><text:span text:style-name="T1">+8</text:span></text:p>
            <text:p text:style-name="P2"><text:span text:style-name="T1">+12</text:span></text:p>
          </draw:text-box>
        </draw:frame>
        <draw:frame draw:style-name="gr4" draw:layer="layout" svg:width="0.635cm" svg:height="0.962cm" svg:x="4.275cm" svg:y="4.375cm">
          <draw:text-box>
            <text:p>0</text:p>
          </draw:text-box>
        </draw:frame>
        <draw:frame draw:style-name="gr4" draw:layer="layout" svg:width="0.635cm" svg:height="0.962cm" svg:x="6.776cm" svg:y="4.375cm">
          <draw:text-box>
            <text:p>1</text:p>
          </draw:text-box>
        </draw:frame>
        <draw:frame draw:style-name="gr4" draw:layer="layout" svg:width="0.635cm" svg:height="0.962cm" svg:x="9.377cm" svg:y="4.375cm">
          <draw:text-box>
            <text:p>2</text:p>
          </draw:text-box>
        </draw:frame>
        <draw:frame draw:style-name="gr5" draw:layer="layout" svg:width="0.635cm" svg:height="0.962cm" svg:x="11.978cm" svg:y="4.375cm">
          <draw:text-box>
            <text:p>3</text:p>
          </draw:text-box>
        </draw:frame>
        <draw:frame draw:style-name="gr4" draw:layer="layout" svg:width="1.905cm" svg:height="0.962cm" svg:x="4.075cm" svg:y="6.975cm">
          <draw:text-box>
            <text:p>0+4</text:p>
          </draw:text-box>
        </draw:frame>
        <draw:frame draw:style-name="gr4" draw:layer="layout" svg:width="1.905cm" svg:height="0.962cm" svg:x="6.576cm" svg:y="6.975cm">
          <draw:text-box>
            <text:p>1+5</text:p>
          </draw:text-box>
        </draw:frame>
        <draw:frame draw:style-name="gr4" draw:layer="layout" svg:width="1.905cm" svg:height="0.962cm" svg:x="9.177cm" svg:y="6.975cm">
          <draw:text-box>
            <text:p>2+6</text:p>
          </draw:text-box>
        </draw:frame>
        <draw:frame draw:style-name="gr4" draw:layer="layout" svg:width="1.905cm" svg:height="0.962cm" svg:x="11.678cm" svg:y="6.975cm">
          <draw:text-box>
            <text:p>3+7</text:p>
          </draw:text-box>
        </draw:frame>
        <draw:frame draw:style-name="gr6" draw:text-style-name="P3" draw:layer="layout" svg:width="1.37cm" svg:height="2.132cm" svg:x="3.91cm" svg:y="8.855cm">
          <draw:text-box>
            <text:p text:style-name="P2"><text:span text:style-name="T2">0</text:span></text:p>
            <text:p text:style-name="P2"><text:span text:style-name="T2">+4</text:span></text:p>
            <text:p text:style-name="P2"><text:span text:style-name="T2">+8</text:span></text:p>
          </draw:text-box>
        </draw:frame>
        <draw:frame draw:style-name="gr6" draw:text-style-name="P3" draw:layer="layout" svg:width="1.37cm" svg:height="2.132cm" svg:x="6.61cm" svg:y="8.855cm">
          <draw:text-box>
            <text:p text:style-name="P2"><text:span text:style-name="T2">1</text:span></text:p>
            <text:p text:style-name="P2"><text:span text:style-name="T2">+5</text:span></text:p>
            <text:p text:style-name="P2"><text:span text:style-name="T2">+9</text:span></text:p>
          </draw:text-box>
        </draw:frame>
        <draw:frame draw:style-name="gr6" draw:text-style-name="P3" draw:layer="layout" svg:width="1.515cm" svg:height="2.132cm" svg:x="8.91cm" svg:y="8.855cm">
          <draw:text-box>
            <text:p text:style-name="P2"><text:span text:style-name="T2">2</text:span></text:p>
            <text:p text:style-name="P2"><text:span text:style-name="T2">+6</text:span></text:p>
            <text:p text:style-name="P2"><text:span text:style-name="T2">+10</text:span></text:p>
          </draw:text-box>
        </draw:frame>
        <draw:frame draw:style-name="gr6" draw:text-style-name="P3" draw:layer="layout" svg:width="1.555cm" svg:height="2.132cm" svg:x="11.31cm" svg:y="8.82cm">
          <draw:text-box>
            <text:p text:style-name="P2"><text:span text:style-name="T2">3</text:span></text:p>
            <text:p text:style-name="P2"><text:span text:style-name="T2">+7</text:span></text:p>
            <text:p text:style-name="P2"><text:span text:style-name="T2">+11</text:span></text:p>
          </draw:text-box>
        </draw:frame>
        <draw:frame draw:style-name="gr3" draw:text-style-name="P2" draw:layer="layout" svg:width="1.743cm" svg:height="2.84cm" svg:x="6.603cm" svg:y="11.195cm">
          <draw:text-box>
            <text:p text:style-name="P2"><text:span text:style-name="T1">1</text:span></text:p>
            <text:p text:style-name="P2"><text:span text:style-name="T1">+5</text:span></text:p>
            <text:p text:style-name="P2"><text:span text:style-name="T1">+9</text:span></text:p>
            <text:p text:style-name="P2"><text:span text:style-name="T1">+13</text:span></text:p>
          </draw:text-box>
        </draw:frame>
        <draw:frame draw:style-name="gr3" draw:text-style-name="P2" draw:layer="layout" svg:width="1.743cm" svg:height="2.84cm" svg:x="9.004cm" svg:y="11.195cm">
          <draw:text-box>
            <text:p text:style-name="P2"><text:span text:style-name="T1">2</text:span></text:p>
            <text:p text:style-name="P2"><text:span text:style-name="T1">+6</text:span></text:p>
            <text:p text:style-name="P2"><text:span text:style-name="T1">+10</text:span></text:p>
            <text:p text:style-name="P2"><text:span text:style-name="T1">+14</text:span></text:p>
          </draw:text-box>
        </draw:frame>
        <draw:frame draw:style-name="gr3" draw:text-style-name="P2" draw:layer="layout" svg:width="1.743cm" svg:height="2.84cm" svg:x="11.505cm" svg:y="11.195cm">
          <draw:text-box>
            <text:p text:style-name="P2"><text:span text:style-name="T1">3</text:span></text:p>
            <text:p text:style-name="P2"><text:span text:style-name="T1">+7</text:span></text:p>
            <text:p text:style-name="P2"><text:span text:style-name="T1">+11</text:span></text:p>
            <text:p text:style-name="P2"><text:span text:style-name="T1">+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27T13:30:44</meta:creation-date>
    <dc:date>2012-02-27T14:22:58</dc:date>
    <meta:editing-duration>PT00H37M04S</meta:editing-duration>
    <meta:editing-cycles>2</meta:editing-cycles>
    <meta:generator>OpenOffice.org/3.2$Unix OpenOffice.org_project/320m19$Build-9505</meta:generator>
    <meta:document-statistic meta:object-count="23"/>
  </office:meta>
</office:document-meta>
</file>